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6CE811578DB91A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asic concept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OS kernels – the basics:</text:p>
            <text:p>Compilers, linkers, binaries and so on.</text:p>
            <text:p/>
            <text:p>Exploring your WEK OS kernel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n’t worry!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est easy – your computer has already been equipped with the necessary tools to explore the little kernel we’ve put together for you.</text:p>
              </text:list-item>
              <text:list-item>
                <text:p>But we want to talk about those tools a little bi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iling software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oftware is written as “source” code in a human-readable language like Pascal, C, C++, PHP, Java, Javascript and so on.</text:p>
              </text:list-item>
              <text:list-item>
                <text:p>But computers execute “binary” code.</text:p>
              </text:list-item>
              <text:list-item>
                <text:p>The program or “tool” as we tend to call it, that turns that human-readable “source” code into executable “binary” code is a “compiler”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There’s a stage between source and binary code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However, there is an intermediate language which sits between source code and binary code – it’s called “assembly language” code.</text:p>
                <text:list>
                  <text:list-item>
                    <text:p>Assembly is usually a human readable version of binary code.</text:p>
                  </text:list-item>
                  <text:list-item>
                    <text:p>Reading Assembly is usually the same as ready binary.</text:p>
                    <text:list>
                      <text:list-item>
                        <text:p>Except that instead of reading 1s and 0s, you read short commands that represent each binary operation.</text:p>
                      </text:list-item>
                    </text:list>
                  </text:list-item>
                  <text:list-item>
                    <text:p>There’s an example of Assembly code in your WEK OS kernel:</text:p>
                    <text:list>
                      <text:list-item>
                        <text:p>See it at: <text:a xlink:href="https://github.com/latentPrion/work-experience-kernel/blob/master/libc/start.S" xlink:type="simple">https://github.com/latentPrion/work-experience-kernel/blob/master/libc/start.S</text:a><text:span text:style-name="T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d that’s it for compilers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d that’s all you need to know about compilers, generally: they take high level source, and compile it into binary code. Internally within the compiler, the compiler also uses an intermediate language called “Assembly” language.</text:p>
              </text:list-item>
              <text:list-item>
                <text:p>If you want to learn how to write low-level code, you must learn how to write Assembly language for the particular CPU your OS is going to run on.</text:p>
                <text:list>
                  <text:list-item>
                    <text:p>You will need it extremely seldom, but you absolutely will need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Linkers – putting binary code togethe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sually programs have multiple source files.</text:p>
              </text:list-item>
              <text:list-item>
                <text:p>We usually compile each one separately into smaller binary “objects” and then “link” them together.</text:p>
                <text:list>
                  <text:list-item>
                    <text:p>Binary “objects” produced in this way usually carry the file suffix “.o”.</text:p>
                  </text:list-item>
                </text:list>
              </text:list-item>
              <text:list-item>
                <text:p>The program or “tool” which links them together is called a “linker”.</text:p>
              </text:list-item>
              <text:list-item>
                <text:p>That’s it – that’s all you need to know about linke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me fun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rom within your WEK OS kernel’s source directory:</text:p>
              </text:list-item>
              <text:list-item>
                <text:p>Run the following commands:</text:p>
                <text:list>
                  <text:list-item>
                    <text:p>./build clean</text:p>
                  </text:list-item>
                  <text:list-item>
                    <text:p>find -name *.o</text:p>
                  </text:list-item>
                  <text:list-item>
                    <text:p>You should see nothing printed out by the second command.</text:p>
                  </text:list-item>
                </text:list>
              </text:list-item>
              <text:list-item>
                <text:p>Run the following commands:</text:p>
                <text:list>
                  <text:list-item>
                    <text:p>./build all</text:p>
                  </text:list-item>
                  <text:list-item>
                    <text:p>find -name *.o</text:p>
                  </text:list-item>
                  <text:list-item>
                    <text:p>This time, you should see a bunch of files ending with “.o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final binary: your program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linker is what takes all the object files (“.o” files) and combines them into a final binary executable.</text:p>
              </text:list-item>
              <text:list-item>
                <text:p>In your WEK OS Kernel, this final binary executable is called “kernel.elf”.</text:p>
              </text:list-item>
              <text:list-item>
                <text:p>But why does it have the file extension, “.elf”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ary forma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You’re usually taught in computer science classes at school that the CPU runs binaries – and that’s true, but there’s a bit more to it.</text:p>
                <text:list>
                  <text:list-item>
                    <text:p>Binaries don’t only contain code.</text:p>
                  </text:list-item>
                </text:list>
              </text:list-item>
              <text:list-item>
                <text:p>Binaries also contain crucial data the program needs</text:p>
                <text:list>
                  <text:list-item>
                    <text:p>Such as names of files it needs to open up.</text:p>
                  </text:list-item>
                  <text:list-item>
                    <text:p>Or an icon image that is baked into the binary to make it recognizable to the us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ary formats, continued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ifferent contemporary Oses package the binary code and this crucial data together in different ways.</text:p>
              </text:list-item>
              <text:list-item>
                <text:p>That packaging format used to package the binary code and its related crucial data is called the “Binary format”.</text:p>
                <text:list>
                  <text:list-item>
                    <text:p>Windows created their own format called “PE/COFF”.</text:p>
                  </text:list-item>
                  <text:list-item>
                    <text:p>Linux and Unix-like Oses use a format called “ELF”.</text:p>
                  </text:list-item>
                  <text:list-item>
                    <text:p>MacOS uses its own format called “Mach-O”.</text:p>
                  </text:list-item>
                  <text:list-item>
                    <text:p>Differences in binary formats are one of the biggest reasons why you can’t execute Linux binaries on Windows and vice vers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ELF Binary forma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e are going to adopt the ELF format for your WEK OS kernel.</text:p>
                <text:list>
                  <text:list-item>
                    <text:p>ELF is widely used and open source.</text:p>
                  </text:list-item>
                  <text:list-item>
                    <text:p>There are dozens of compilers and linkers which can format binaries in ELF format, and there are fewer which can format binaries in PE/COFF or Mach-O.</text:p>
                  </text:list-item>
                </text:list>
              </text:list-item>
              <text:list-item>
                <text:p>That’s it – that’s all you need to know about binary formats and the ELF binary forma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ompile, link and run your WEK OS kernel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rom within your WEK OS source folder, run:</text:p>
                <text:list>
                  <text:list-item>
                    <text:p>./build clean all</text:p>
                  </text:list-item>
                  <text:list-item>
                    <text:p>This will wipe all old binaries and then rebuild them anew in case you made changes to your source code.</text:p>
                  </text:list-item>
                </text:list>
              </text:list-item>
              <text:list-item>
                <text:p>Then run:</text:p>
                <text:list>
                  <text:list-item>
                    <text:p>./run</text:p>
                  </text:list-item>
                  <text:list-item>
                    <text:p>This will run your WEK OS kernel in an emulator (not on real hardware, though we’ll get to that soon!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mulators vs real hardwa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 emulator is a program that is written to emulate a computer’s operation, including the execution of code.</text:p>
                <text:list>
                  <text:list-item>
                    <text:p>The emulator emulates a CPU and a set of hardware devices found in real world manufactured computers.</text:p>
                  </text:list-item>
                  <text:list-item>
                    <text:p>The emulator can be used to test your OS software before trying it on real hardware.</text:p>
                  </text:list-item>
                </text:list>
              </text:list-item>
              <text:list-item>
                <text:p>While it is somewhat hard in practice to damage a computer using software, it can happ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Running your OS on real hardware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ere at Trustworthy Systems, we have a bunch of computers of various types in a room which we’ve wired up to allow you to run OS kernel binaries on them for testing.</text:p>
                <text:list>
                  <text:list-item>
                    <text:p>This makes it much easier for us to test since we’re constantly testing code, and having to walk up and reboot a machine is time consum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Running your OS kernel on real hardware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 run the WEK OS kernel on real hardware, do:</text:p>
                <text:list>
                  <text:list-item>
                    <text:p>./build clean all</text:p>
                  </text:list-item>
                  <text:list-item>
                    <text:p>./runmq</text:p>
                  </text:list-item>
                </text:list>
              </text:list-item>
              <text:list-item>
                <text:p>Wait a little while for the machine to reboot and load your binary over the network.</text:p>
              </text:list-item>
              <text:list-item>
                <text:p>Only do this when you have a supervisor with you!</text:p>
              </text:list-item>
              <text:list-item>
                <text:p>Shouldn’t take more than 2 minutes at mos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t doesn’t look like much but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t doesn’t look like much, but this is your own OS, running on a real hardware machine – it has full control over the CPU and all the hardware!</text:p>
              </text:list-item>
              <text:list-item>
                <text:p>From here the sky is the limit.</text:p>
              </text:list-item>
              <text:list-item>
                <text:p>You can potentially even write drivers to control devices like the graphics card.</text:p>
                <text:list>
                  <text:list-item>
                    <text:p>A very simple graphics driver has already been written – see: <text:a xlink:href="https://github.com/latentPrion/work-experience-kernel/blob/master/drivers/vga.c" xlink:type="simple">https://github.com/latentPrion/work-experience-kernel/blob/master/drivers/vga.c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6CE811578DB91A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00:18:39.198735891</meta:creation-date>
    <meta:editing-duration>PT52M15S</meta:editing-duration>
    <meta:editing-cycles>35</meta:editing-cycles>
    <meta:generator>LibreOffice/6.0.7.3$Linux_X86_64 LibreOffice_project/00m0$Build-3</meta:generator>
    <dc:title>Bright Blue</dc:title>
    <dc:date>2019-04-08T01:18:01.755125642</dc:date>
    <meta:document-statistic meta:object-count="86"/>
  </office:meta>
</office:document-meta>
</file>